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draw:auto-grow-height="false" fo:min-height="2.191cm" fo:min-width="5.751cm" fo:padding-top="0.175cm" fo:padding-bottom="0.175cm" fo:padding-left="0.3cm" fo:padding-right="0.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draw:auto-grow-height="false" fo:min-height="2.191cm" fo:min-width="5.751cm" fo:padding-top="0.175cm" fo:padding-bottom="0.175cm" fo:padding-left="0.3cm" fo:padding-right="0.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661cm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1cm" svg:stroke-color="#000000" draw:marker-start="Arrowheads_20_1" draw:marker-start-width="0.5cm" draw:marker-start-center="false" draw:marker-end="" draw:marker-end-width="0.6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center" draw:textarea-vertical-align="middle" draw:auto-grow-height="false" fo:min-height="2.008cm" fo:min-width="4.292cm" fo:padding-top="0.13cm" fo:padding-bottom="0.13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draw:auto-grow-height="false" fo:min-height="2.191cm" fo:min-width="5.751cm" fo:padding-top="0.175cm" fo:padding-bottom="0.175cm" fo:padding-left="0.3cm" fo:padding-right="0.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draw:auto-grow-height="false" fo:min-height="2.191cm" fo:min-width="5.751cm" fo:padding-top="0.175cm" fo:padding-bottom="0.175cm" fo:padding-left="0.3cm" fo:padding-right="0.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draw:auto-grow-height="false" fo:min-height="2.191cm" fo:min-width="5.751cm" fo:padding-top="0.175cm" fo:padding-bottom="0.175cm" fo:padding-left="0.3cm" fo:padding-right="0.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font-size="20pt"/>
    </style:style>
    <style:style style:name="P4" style:family="paragraph">
      <loext:graphic-properties draw:fill="none" draw:fill-color="#ffffff"/>
      <style:text-properties fo:font-size="20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6.35cm" svg:height="2.54cm" svg:x="1.698cm" svg:y="3.984cm">
          <text:p text:style-name="P1"><text:span text:style-name="T1">TM sends user profile</text:span></text:p>
          <draw:enhanced-geometry svg:viewBox="0 0 21600 21600" draw:text-areas="0 0 21600 21600" draw:mirror-horizontal="false" draw:mirror-vertical="false" draw:type="pentagon-right" draw:modifiers="18627.491733585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2" xml:id="id1" draw:id="id1" draw:layer="layout" svg:width="6.35cm" svg:height="2.54cm" svg:x="12.366cm" svg:y="3.978cm">
          <text:p text:style-name="P1"><text:span text:style-name="T1">Recieves user</text:span></text:p>
          <text:p text:style-name="P1"><text:span text:style-name="T1">profile</text:span></text:p>
          <draw:enhanced-geometry svg:viewBox="0 0 21600 21600" draw:text-areas="0 0 21600 21600" draw:mirror-horizontal="true" draw:type="pentagon-right" draw:modifiers="18627.491733585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3" draw:text-style-name="P4" draw:layer="layout" svg:width="9.144cm" svg:height="1.038cm" svg:x="5.381cm" svg:y="1.613cm">
          <draw:text-box>
            <text:p text:style-name="P3"><text:span text:style-name="T2">TM -FMTM Communication</text:span></text:p>
          </draw:text-box>
        </draw:frame>
        <draw:connector draw:style-name="gr4" draw:text-style-name="P5" draw:layer="layout" svg:x1="12.366cm" svg:y1="5.248cm" svg:x2="8.048cm" svg:y2="5.254cm" draw:start-shape="id1" draw:start-glue-point="3" draw:end-shape="id2" draw:end-glue-point="1" svg:d="M12366 5248h-2159v6h-2159" svg:viewBox="0 0 4319 7">
          <text:p/>
        </draw:connector>
        <draw:custom-shape draw:style-name="gr5" draw:text-style-name="P2" draw:layer="layout" svg:width="5.08cm" svg:height="2.556cm" svg:x="13.192cm" svg:y="7.778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1"><text:span text:style-name="T1">Add or Update 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6.35cm" svg:height="2.54cm" svg:x="12.366cm" svg:y="12.176cm">
          <text:p text:style-name="P1"><text:span text:style-name="T1">Send response</text:span></text:p>
          <draw:enhanced-geometry svg:viewBox="0 0 21600 21600" draw:text-areas="0 0 21600 21600" draw:mirror-horizontal="true" draw:type="pentagon-right" draw:modifiers="18627.491733585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6.35cm" svg:height="2.54cm" svg:x="13.509cm" svg:y="17.891cm">
          <text:p text:style-name="P1"><text:span text:style-name="T1"/></text:p>
          <text:p text:style-name="P1"><text:span text:style-name="T1"/></text:p>
          <draw:enhanced-geometry svg:viewBox="0 0 21600 21600" draw:text-areas="0 0 21600 21600" draw:mirror-horizontal="true" draw:type="pentagon-right" draw:modifiers="18627.491733585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6.35cm" svg:height="2.54cm" svg:x="1.889cm" svg:y="12.366cm">
          <text:p text:style-name="P1"><text:span text:style-name="T1">Recieves user</text:span></text:p>
          <text:p text:style-name="P1"><text:span text:style-name="T1">responsey</text:span></text:p>
          <draw:enhanced-geometry svg:viewBox="0 0 21600 21600" draw:text-areas="0 0 21600 21600" draw:mirror-horizontal="false" draw:type="pentagon-right" draw:modifiers="18627.491733585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786 1228" svg:d="M151 1228l-76-25-75-25 318-952 76-226 75 226 317 952-76 25-75 25-162-486v462h-80-79v-464z"/>
    <draw:marker draw:name="Arrowheads_20_21" draw:display-name="Arrowheads 21" svg:viewBox="0 0 851 1524" svg:d="M33 0c262 0 524 0 786 0 11 0 21 0 32 0 0 11 0 21 0 32 0 249 0 499 0 748 0 11 0 22 0 33-111 1-221 3-332 4 65 189 129 378 194 567-44 12-89 24-133 36-32-123-63-245-95-368 0 157-1 315-1 472-36-1-71-1-107-2 1-157 1-315 2-472-28 124-56 248-84 372-45-10-89-21-134-31 58-193 115-386 173-579-111 0-223 0-334 0 0-11 0-21 0-32 0-249 0-499 0-748 0-11 0-21 0-32 11 0 22 0 33 0zM66 63c0 229 0 457 0 686 240 0 480 0 720 0 0-229 0-457 0-686-240 0-480 0-720 0z"/>
    <draw:marker draw:name="Square_20_unfilled" draw:display-name="Square unfilled" svg:viewBox="0 0 300 300" svg:d="M0 0h300v300h-300zM20 20h260v260h-260z"/>
    <draw:marker draw:name="UML_20_Arrow" draw:display-name="UML Arrow" svg:viewBox="-0.0901699437494742 0 406.180339887499 756.090169943749" svg:d="M105 715c-2 9-7 17-13 24-7 7-15 12-23 15-9 2-19 3-28 1s-17-7-24-13c-7-7-12-15-15-23-2-9-3-19-1-28l150-650c2-5 3-10 6-14 5-9 11-15 20-20 8-5 17-7 26-7s18 2 27 7c8 5 14 11 19 20 3 4 4 9 6 14l150 650c2 9 1 19-1 28-3 8-8 16-15 23-7 6-15 11-24 13s-19 1-28-1c-8-3-16-8-23-15-6-7-11-15-13-24l-44-194v232h-53-53v-237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18:25:35.234213736</meta:creation-date>
    <dc:date>2023-11-14T18:43:45.186182728</dc:date>
    <meta:editing-duration>PT18M9S</meta:editing-duration>
    <meta:editing-cycles>3</meta:editing-cycles>
    <meta:generator>LibreOffice/7.6.2.1$Linux_X86_64 LibreOffice_project/60$Build-1</meta:generator>
    <meta:document-statistic meta:object-count="8"/>
  </office:meta>
</office:document-meta>
</file>